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Text_20_body">
      <style:text-properties officeooo:rsid="0017d2e8" officeooo:paragraph-rsid="0017d2e8"/>
    </style:style>
    <style:style style:name="T1" style:family="text">
      <style:text-properties officeooo:rsid="0016d300"/>
    </style:style>
    <style:style style:name="T2" style:family="text">
      <style:text-properties officeooo:rsid="0017fe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1">[ok]</text:span>2- l’exemplaire du livre existe</text:p>
      <text:p text:style-name="Text_20_body"><text:span text:style-name="T1">[ok]</text:span>3- Exemplaire disponible</text:p>
      <text:p text:style-name="Text_20_body">[ok]4- Membre actuellement inscrit</text:p>
      <text:p text:style-name="Text_20_body"><text:span text:style-name="T1">[ok]</text:span>5- Membre ne subis pas une penalite</text:p>
      <text:p text:style-name="Text_20_body"><text:span text:style-name="T1">[ok]</text:span>6- Le membre n’a pas encore termine tout son quota</text:p>
      <text:p text:style-name="Text_20_body">[ok]7-l’employe existe</text:p>
      <text:p text:style-name="P2"><text:span text:style-name="T2">[ok]</text:span>8- type de pret existe</text:p>
      <text:p text:style-name="P2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><text:soft-page-break/></text:p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1- le membre existe</text:p>
      <text:p text:style-name="Text_20_body">2- l’exemplaire du livre existe</text:p>
      <text:p text:style-name="Text_20_body">3- Exemplaire du livre n’est pas disponibl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remise +1, -quota +1, exemplaire du livre +1</text:p>
      <text:p text:style-name="Text_20_body">Erreur 1, 2, 3: None</text:p>
      <text:h text:style-name="Heading_20_3" text:outline-level="3">Nom: 2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<text:soft-page-break/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livre, ref_membre, date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Text_20_body">1- le membre existe</text:p>
      <text:p text:style-name="Text_20_body">2- le livre existe</text:p>
      <text:p text:style-name="Text_20_body">3- Il existe un exemplaire du livre de disponible pour le jour d’avant</text:p>
      <text:p text:style-name="Text_20_body">4- Membre Inscrit et actif</text:p>
      <text:p text:style-name="Text_20_body">5- Membre ne subis pas une penalite</text:p>
      <text:p text:style-name="Text_20_body">6- Le membre n’a pas encore termine tout son quota a la date choisie</text:p>
      <text:p text:style-name="Text_20_body">7- date valide (&lt;= aujourd’hui)</text:p>
      <text:h text:style-name="Heading_20_4" text:outline-level="4"><text:soft-page-break/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reservation, bool valider|refuser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</text:p>
      <text:h text:style-name="Heading_20_4" text:outline-level="4">Regle de gestion:</text:h>
      <text:p text:style-name="Text_20_body">1- la reservation existe</text:p>
      <text:p text:style-name="Text_20_body">2 – la date du pret &lt;= aujourd’hui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3- afficher l’erreur du pret et rajouter dans le commentaire de la validation l’erreur du pret.</text:p>
      <text:h text:style-name="Heading_20_4" text:outline-level="4">Resultat</text:h>
      <text:p text:style-name="Text_20_body">Succes: -reservation mis en confirme, succes fonctionalite 1 | reservation mis en annule,</text:p>
      <text:p text:style-name="Text_20_body"/>
      <text:h text:style-name="Heading_20_3" text:outline-level="3"><text:soft-page-break/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Text_20_body">1- le pret existe</text:p>
      <text:p text:style-name="Text_20_body">2 – prolongement valable(nombre de jour avant la fin du pret)</text:p>
      <text:p text:style-name="Text_20_body">3- exemplaire disponible pendant la duree de l’extension potentiel</text:p>
      <text:h text:style-name="Heading_20_4" text:outline-level="4"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olongement</text:p>
      <text:h text:style-name="Heading_20_4" text:outline-level="4"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<text:soft-page-break/>Regle de gestion:</text:h>
      <text:p text:style-name="Text_20_body">1- l’extension existe</text:p>
      <text:p text:style-name="Text_20_body">2- exemplaire disponible pendant la duree de l’extension potentiel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Resultat</text:h>
      <text:p text:style-name="Text_20_body">Succes: -Prolongation mis en confirme, succes fonctionalite 1 =&gt; insertion pret automatique a la date prevue | reservation mis en annule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04T14:48:33.312656500</dc:date>
    <meta:editing-cycles>8</meta:editing-cycles>
    <meta:editing-duration>PT3H57M6S</meta:editing-duration>
    <meta:document-statistic meta:table-count="0" meta:image-count="0" meta:object-count="0" meta:page-count="6" meta:paragraph-count="140" meta:word-count="973" meta:character-count="6004" meta:non-whitespace-character-count="5168"/>
    <meta:template xlink:type="simple" xlink:actuate="onRequest" xlink:title="" xlink:href="Normal.dotm"/>
  </office:meta>
</office:document-meta>
</file>